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emilight" svg:font-family="Segoe UI Semilight" style:font-family-generic="swiss" style:font-pitch="variable" svg:panose-1="2 11 4 2 4 2 4 2 2 3"/>
    <style:font-face style:name="Impact" svg:font-family="Impact" style:font-family-generic="swiss" style:font-pitch="variable" svg:panose-1="2 11 8 6 3 9 2 5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line-height="150%"/>
    </style:style>
    <style:style style:name="T2" style:parent-style-name="DefaultParagraphFont" style:family="text">
      <style:text-properties style:font-name="Times New Roman" style:font-name-complex="Times New Roman" fo:color="#000000"/>
    </style:style>
    <style:style style:name="P3" style:parent-style-name="paragraph" style:family="paragraph">
      <style:paragraph-properties fo:text-align="justify" style:vertical-align="baseline" fo:margin-top="0in" fo:margin-bottom="0in"/>
    </style:style>
    <style:style style:name="T4" style:parent-style-name="spellingerror" style:family="text">
      <style:text-properties style:font-name="Segoe UI Semilight" style:font-name-complex="Segoe UI Semilight" fo:font-weight="bold" style:font-weight-asian="bold" style:font-weight-complex="bold" fo:font-size="11pt" style:font-size-asian="11pt"/>
    </style:style>
    <style:style style:name="P5" style:parent-style-name="paragraph" style:family="paragraph">
      <style:paragraph-properties fo:text-align="justify" style:vertical-align="baseline" fo:margin-top="0in" fo:margin-bottom="0in"/>
    </style:style>
    <style:style style:name="T6" style:parent-style-name="normaltextrun" style:family="text">
      <style:text-properties style:font-name="Segoe UI Semilight" style:font-name-complex="Segoe UI Semilight" fo:font-size="11pt" style:font-size-asian="11pt"/>
    </style:style>
    <style:style style:name="T7" style:parent-style-name="eop" style:family="text">
      <style:text-properties style:font-name="Segoe UI Semilight" style:font-name-complex="Segoe UI Semilight" fo:font-size="11pt" style:font-size-asian="11pt"/>
    </style:style>
    <style:style style:name="P8" style:parent-style-name="paragraph" style:family="paragraph">
      <style:paragraph-properties fo:text-align="justify" style:vertical-align="baseline" fo:margin-top="0in" fo:margin-bottom="0in"/>
    </style:style>
    <style:style style:name="T9" style:parent-style-name="normaltextrun" style:family="text">
      <style:text-properties style:font-name="Segoe UI Semilight" style:font-name-complex="Segoe UI Semilight" fo:font-size="11pt" style:font-size-asian="11pt"/>
    </style:style>
    <style:style style:name="T10" style:parent-style-name="normaltextrun" style:family="text">
      <style:text-properties style:font-name="Segoe UI Semilight" style:font-name-complex="Segoe UI Semilight" fo:color="#0000FF" fo:font-size="11pt" style:font-size-asian="11pt" style:text-underline-type="single" style:text-underline-style="solid" style:text-underline-width="auto" style:text-underline-mode="continuous"/>
    </style:style>
    <style:style style:name="T11" style:parent-style-name="eop" style:family="text">
      <style:text-properties style:font-name="Segoe UI Semilight" style:font-name-complex="Segoe UI Semilight" fo:font-size="11pt" style:font-size-asian="11pt"/>
    </style:style>
    <style:style style:name="P12" style:parent-style-name="paragraph" style:family="paragraph">
      <style:paragraph-properties fo:text-align="justify" style:vertical-align="baseline" fo:margin-top="0in" fo:margin-bottom="0in"/>
    </style:style>
    <style:style style:name="T13" style:parent-style-name="normaltextrun" style:family="text">
      <style:text-properties style:font-name="Segoe UI Semilight" style:font-name-complex="Segoe UI Semilight" fo:font-size="11pt" style:font-size-asian="11pt"/>
    </style:style>
    <style:style style:name="P14" style:parent-style-name="paragraph" style:family="paragraph">
      <style:paragraph-properties fo:text-align="justify" style:vertical-align="baseline" fo:margin-top="0in" fo:margin-bottom="0in"/>
    </style:style>
    <style:style style:name="T15" style:parent-style-name="normaltextrun" style:family="text">
      <style:text-properties style:font-name="Segoe UI Semilight" style:font-name-complex="Segoe UI Semilight" fo:font-size="11pt" style:font-size-asian="11pt"/>
    </style:style>
    <style:style style:name="T16" style:parent-style-name="eop" style:family="text">
      <style:text-properties style:font-name="Segoe UI Semilight" style:font-name-complex="Segoe UI Semilight" fo:font-size="11pt" style:font-size-asian="11pt"/>
    </style:style>
    <style:style style:name="T17" style:parent-style-name="DefaultParagraphFont" style:family="text">
      <style:text-properties style:font-name="Times New Roman" style:font-name-complex="Times New Roman" fo:color="#000000"/>
    </style:style>
    <style:style style:name="P18" style:parent-style-name="Normal" style:family="paragraph">
      <style:text-properties style:font-name="Impact" fo:color="#FFFFFF" fo:font-size="26pt" style:font-size-asian="26pt"/>
    </style:style>
    <style:style style:name="T19" style:parent-style-name="DefaultParagraphFont" style:family="text">
      <style:text-properties style:font-name="Times New Roman" style:font-name-complex="Times New Roman" fo:color="#000000"/>
    </style:style>
    <style:style style:name="P20" style:parent-style-name="Normal" style:family="paragraph">
      <style:paragraph-properties fo:text-align="justify" fo:line-height="150%"/>
      <style:text-properties style:font-name="Times New Roman" style:font-name-complex="Times New Roman" fo:color="#000000"/>
    </style:style>
    <style:style style:name="P21" style:parent-style-name="Normal" style:family="paragraph">
      <style:paragraph-properties fo:text-align="justify" fo:line-height="150%"/>
      <style:text-properties style:font-name="Times New Roman" style:font-name-complex="Times New Roman" fo:color="#000000"/>
    </style:style>
    <style:style style:name="P22" style:parent-style-name="Normal" style:family="paragraph">
      <style:paragraph-properties fo:text-align="center" fo:line-height="150%"/>
      <style:text-properties style:font-name="Times New Roman" style:font-name-complex="Times New Roman" fo:font-weight="bold" style:font-weight-asian="bold" fo:color="#000000" fo:font-size="16pt" style:font-size-asian="16pt"/>
    </style:style>
    <style:style style:name="P23" style:parent-style-name="Normal" style:family="paragraph">
      <style:paragraph-properties fo:text-align="center" fo:line-height="150%"/>
      <style:text-properties style:font-name="Times New Roman" style:font-name-complex="Times New Roman" fo:font-weight="bold" style:font-weight-asian="bold" fo:color="#000000" fo:font-size="16pt" style:font-size-asian="16pt"/>
    </style:style>
    <style:style style:name="P24" style:parent-style-name="Normal" style:family="paragraph">
      <style:paragraph-properties fo:line-height="150%"/>
    </style:style>
    <style:style style:name="T25" style:parent-style-name="DefaultParagraphFont" style:family="text">
      <style:text-properties style:font-name="Times New Roman" style:font-name-complex="Times New Roman" fo:font-weight="bold" style:font-weight-asian="bold" fo:color="#000000" fo:font-size="12pt" style:font-size-asian="12pt"/>
    </style:style>
    <style:style style:name="T26" style:parent-style-name="DefaultParagraphFont" style:family="text">
      <style:text-properties style:font-name="Times New Roman" style:font-name-complex="Times New Roman" fo:color="#000000" fo:font-size="12pt" style:font-size-asian="12pt"/>
    </style:style>
    <style:style style:name="T27" style:parent-style-name="DefaultParagraphFont" style:family="text">
      <style:text-properties style:font-name="Times New Roman" style:font-name-complex="Times New Roman" fo:color="#000000" fo:font-size="12pt" style:font-size-asian="12pt"/>
    </style:style>
    <style:style style:name="T28" style:parent-style-name="DefaultParagraphFont" style:family="text">
      <style:text-properties style:font-name="Times New Roman" style:font-name-complex="Times New Roman" fo:color="#000000" fo:font-size="12pt" style:font-size-asian="12pt"/>
    </style:style>
    <style:style style:name="P29" style:parent-style-name="Normal" style:family="paragraph">
      <style:paragraph-properties fo:line-height="150%"/>
      <style:text-properties style:font-name="Times New Roman" style:font-name-complex="Times New Roman" fo:color="#000000" fo:font-size="12pt" style:font-size-asian="12pt"/>
    </style:style>
    <style:style style:name="P30" style:parent-style-name="Normal" style:family="paragraph">
      <style:paragraph-properties fo:line-height="150%"/>
      <style:text-properties style:font-name="Times New Roman" style:font-name-complex="Times New Roman" fo:color="#000000" fo:font-size="12pt" style:font-size-asian="12pt" style:font-size-complex="12pt"/>
    </style:style>
    <style:style style:name="P31" style:parent-style-name="Normal" style:family="paragraph">
      <style:paragraph-properties fo:text-align="justify" fo:line-height="150%"/>
      <style:text-properties style:font-name="Times New Roman" style:font-name-complex="Times New Roman" fo:color="#000000" fo:font-size="12pt" style:font-size-asian="12pt" style:font-size-complex="12pt"/>
    </style:style>
    <style:style style:name="P32" style:parent-style-name="Normal" style:family="paragraph">
      <style:paragraph-properties fo:text-align="justify" fo:line-height="150%"/>
      <style:text-properties style:font-name="Times New Roman" style:font-name-complex="Times New Roman" fo:color="#000000" fo:font-size="12pt" style:font-size-asian="12pt" style:font-size-complex="12pt"/>
    </style:style>
    <style:style style:name="P33" style:parent-style-name="Normal" style:family="paragraph">
      <style:paragraph-properties fo:line-height="150%"/>
      <style:text-properties style:font-name="Times New Roman" style:font-name-complex="Times New Roman" fo:color="#000000" fo:font-size="12pt" style:font-size-asian="12pt" style:font-size-complex="12pt"/>
    </style:style>
    <style:style style:name="P34" style:parent-style-name="Normal" style:family="paragraph">
      <style:paragraph-properties fo:line-height="150%"/>
      <style:text-properties style:font-name="Times New Roman" style:font-name-complex="Times New Roman" fo:color="#000000" fo:font-size="12pt" style:font-size-asian="12pt" style:font-size-complex="12pt"/>
    </style:style>
    <style:style style:name="P35" style:parent-style-name="Normal" style:family="paragraph">
      <style:paragraph-properties fo:line-height="150%"/>
      <style:text-properties style:font-name="Times New Roman" style:font-name-complex="Times New Roman" fo:color="#000000" fo:font-size="12pt" style:font-size-asian="12pt" style:font-size-complex="12pt"/>
    </style:style>
    <style:style style:name="P36" style:parent-style-name="Normal" style:family="paragraph">
      <style:paragraph-properties fo:line-height="150%"/>
      <style:text-properties style:font-name="Times New Roman" style:font-name-complex="Times New Roman" fo:color="#000000" fo:font-size="12pt" style:font-size-asian="12pt" style:font-size-complex="12pt"/>
    </style:style>
    <style:style style:name="P37" style:parent-style-name="Normal" style:family="paragraph">
      <style:paragraph-properties fo:line-height="150%"/>
    </style:style>
    <style:style style:name="T38" style:parent-style-name="DefaultParagraphFont" style:family="text">
      <style:text-properties style:font-name="Times New Roman" style:font-name-complex="Times New Roman" fo:color="#000000" fo:font-size="12pt" style:font-size-asian="12pt" style:font-size-complex="12pt"/>
    </style:style>
    <style:style style:name="T39" style:parent-style-name="DefaultParagraphFont" style:family="text">
      <style:text-properties style:font-name="Times New Roman" style:font-name-complex="Times New Roman" fo:color="#000000" fo:font-size="12pt" style:font-size-asian="12pt" style:font-size-complex="12pt"/>
    </style:style>
    <style:style style:name="T40" style:parent-style-name="DefaultParagraphFont" style:family="text">
      <style:text-properties style:font-name="Times New Roman" style:font-name-complex="Times New Roman" fo:color="#000000" fo:font-size="12pt" style:font-size-asian="12pt" style:font-size-complex="12pt"/>
    </style:style>
    <style:style style:name="T41" style:parent-style-name="DefaultParagraphFont" style:family="text">
      <style:text-properties style:font-name="Times New Roman" style:font-name-complex="Times New Roman" fo:color="#000000" fo:font-size="12pt" style:font-size-asian="12pt" style:font-size-complex="12pt"/>
    </style:style>
    <style:style style:name="T42" style:parent-style-name="DefaultParagraphFont" style:family="text">
      <style:text-properties style:font-name="Times New Roman" style:font-name-complex="Times New Roman" fo:color="#000000" fo:font-size="12pt" style:font-size-asian="12pt" style:font-size-complex="12pt"/>
    </style:style>
    <style:style style:name="T43" style:parent-style-name="DefaultParagraphFont" style:family="text">
      <style:text-properties style:font-name="Times New Roman" style:font-name-complex="Times New Roman" fo:color="#000000" fo:font-size="12pt" style:font-size-asian="12pt" style:font-size-complex="12pt"/>
    </style:style>
    <style:style style:name="T44" style:parent-style-name="DefaultParagraphFont" style:family="text">
      <style:text-properties style:font-name="Times New Roman" style:font-name-complex="Times New Roman" fo:color="#000000" fo:font-size="12pt" style:font-size-asian="12pt" style:font-size-complex="12pt"/>
    </style:style>
    <style:style style:name="T45" style:parent-style-name="DefaultParagraphFont" style:family="text">
      <style:text-properties style:font-name="Times New Roman" style:font-name-complex="Times New Roman" fo:color="#000000" fo:font-size="12pt" style:font-size-asian="12pt" style:font-size-complex="12pt"/>
    </style:style>
    <style:style style:name="T46" style:parent-style-name="DefaultParagraphFont" style:family="text">
      <style:text-properties style:font-name="Times New Roman" style:font-name-complex="Times New Roman" fo:color="#000000" fo:font-size="12pt" style:font-size-asian="12pt" style:font-size-complex="12p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style:wrap="parallel" style:wrap-contour="true" style:wrap-contour-mode="outside" draw:fill="gradient" draw:fill-gradient-name="a2" draw:stroke="none" style:horizontal-rel="page-content" style:vertical-rel="paragraph" style:horizontal-pos="left" style:vertical-pos="from-top" draw:shadow="visible" draw:shadow-offset-x="0in" draw:shadow-offset-y="0.01389in" draw:shadow-color="#000000" draw:shadow-opacity="100%"/>
    </style:style>
  </office:automatic-styles>
  <office:body>
    <office:text text:use-soft-page-breaks="true">
      <text:p text:style-name="P1"><text:span text:style-name="T2"><draw:frame draw:z-index="251661312" draw:id="id0" draw:style-name="a0" draw:name="Text Box 2" text:anchor-type="paragraph" svg:x="1.5in" svg:y="0.08093in" svg:width="2.58125in" svg:height="1.15in" style:rel-width="scale" style:rel-height="scale"><draw:text-box><text:p text:style-name="P3"><text:span text:style-name="T4">Tim37<text:s/></text:span></text:p><text:p text:style-name="P5"><text:span text:style-name="T6">Pavlinska 2, 42 000 Varaždin </text:span><text:span text:style-name="T7"> </text:span></text:p><text:p text:style-name="P8"><text:span text:style-name="T9">Email: </text:span><text:span text:style-name="T10">example@foi.hr</text:span><text:span text:style-name="T11"> </text:span></text:p><text:p text:style-name="P12"><text:span text:style-name="T13">Tel: 042/444-000</text:span></text:p><text:p text:style-name="P14"><text:span text:style-name="T15">Faks: 042/444-000</text:span><text:span text:style-name="T16"> </text:span></text:p><text:p text:style-name="Normal"/></draw:text-box><svg:title/><svg:desc/></draw:frame></text:span><text:span text:style-name="T17"><draw:frame draw:z-index="251660288" draw:id="id1" draw:style-name="a1" draw:name="Text Box 2" text:anchor-type="paragraph" svg:x="0.40585in" svg:y="0.37062in" svg:width="0.74931in" svg:height="0.55764in" style:rel-width="scale" style:rel-height="scale"><draw:text-box><text:p text:style-name="P18">T37</text:p></draw:text-box><svg:title/><svg:desc/></draw:frame></text:span><text:span text:style-name="T19"><draw:custom-shape svg:x="0in" svg:y="0.14608in" svg:width="1.23125in" svg:height="1.02292in" draw:z-index="251659264" draw:id="id2" draw:style-name="a3" draw:name="Rectangle 4" text:anchor-type="paragraph"><svg:title/><svg:desc/><draw:enhanced-geometry draw:type="non-primitive" svg:viewBox="0 0 21600 21600" draw:enhanced-path="M 0 0 L 21600 0 21600 21600 0 21600 Z N"/></draw:custom-shape></text:span></text:p>
      <text:p text:style-name="P20"/>
      <text:p text:style-name="P21"/>
      <text:p text:style-name="P22"/>
      <text:p text:style-name="P23">Ponuda</text:p>
      <text:p text:style-name="P24"><text:span text:style-name="T25">Predmet:<text:s/></text:span><text:span text:style-name="T26">GymAdmin – aplikacija za potporu poslovanj</text:span><text:span text:style-name="T27">u</text:span><text:span text:style-name="T28"><text:s/>teretane</text:span></text:p>
      <text:p text:style-name="P29"/>
      <text:p text:style-name="P30">Poštovani,</text:p>
      <text:p text:style-name="P31">u ime tima 37 želim Vas informirati on<text:s/>našem novom proizvodu pod nazivom „GymAdmin“. GymAdmin je desktop aplikacija koja služi kao potpora poslovanju jedne teretane i tako uvelike ubrzava i olakšava izvođenje svih vaših poslovnih aktivnosti. U sklopu GymAdmin aplikacije moguće je upravljati zaposlenicima, tj. dodavati nove, brisati ih, te upravljati njihovim podacima unutar kompaktnog sučelja. Glavna funkcija aplikacije odnosi se na upravljanje rada sa klijentima, pa tako pruža funkcionalnosti kao što su dodavanje novog klijenta u bazu podataka,<text:s/>upravljanje njihovim podacima, vođenje podataka o njihovom napretku kroz vrijeme kao što je npr. praćenje tjelesne mase. Unutar aplikacije je također moguće upravljanje članarinama, pa je tako moguće dodavati nove i mijenjati postojeće članarine, te ih asocirati sa klijentima te tako dobiti kompaktan i detaljan pregled vašeg poslovanja unutar sučelja GymAdmin aplikacije.</text:p>
      <text:p text:style-name="P32">Aplikacija je dostupna po cijeni od 57 450.00 kn + PDV, a u cijeni su uključeni svi troškovi planiranja, analize poslovnog slučaja, dizajna i modeliranja, implementacije, testiranja i integracije u vaše poslovno okruženje.<text:s/></text:p>
      <text:p text:style-name="P33"/>
      <text:p text:style-name="P34">Veselimo se budućoj suradnji, s poštovanjem</text:p>
      <text:p text:style-name="P35"><text:tab/></text:p>
      <text:p text:style-name="P36"><text:tab/><text:tab/><text:tab/><text:tab/><text:tab/><text:tab/><text:tab/><text:tab/><text:tab/><text:tab/>Denis Kolbas</text:p>
      <text:p text:style-name="P37"><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emilight" svg:font-family="Segoe UI Semilight" style:font-family-generic="swiss" style:font-pitch="variable" svg:panose-1="2 11 4 2 4 2 4 2 2 3"/>
    <style:font-face style:name="Impact" svg:font-family="Impact" style:font-family-generic="swiss" style:font-pitch="variable" svg:panose-1="2 11 8 6 3 9 2 5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ormal" style:display-name="Normal" style:family="paragraph">
      <style:paragraph-properties fo:line-height="102%"/>
      <style:text-properties fo:hyphenate="false"/>
    </style:style>
    <style:style style:name="DefaultParagraphFont" style:display-name="Default Paragraph Font" style:family="text"/>
    <style:style style:name="paragraph" style:display-name="paragraph"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style:style style:name="spellingerror" style:display-name="spellingerror" style:family="text" style:parent-style-name="DefaultParagraphFont"/>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 draw:style="linear" draw:angle="1350" draw:start-color="#6083cb" draw:end-color="#3e70ca" draw:start-intensity="100%" draw:end-intensity="100%"/>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en</meta:initial-creator>
    <dc:creator>Ruthen</dc:creator>
    <meta:creation-date>2019-05-05T10:31:00Z</meta:creation-date>
    <dc:date>2019-05-05T11:27:00Z</dc:date>
    <meta:template xlink:href="Normal" xlink:type="simple"/>
    <meta:editing-cycles>2</meta:editing-cycles>
    <meta:editing-duration>PT0S</meta:editing-duration>
    <meta:document-statistic meta:page-count="1" meta:paragraph-count="2" meta:word-count="199" meta:character-count="1337" meta:row-count="9" meta:non-whitespace-character-count="1140"/>
  </office:meta>
</office:document-meta>
</file>